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P14" style:parent-style-name="Normal" style:list-style-name="LFO1" style:family="paragraph"/>
    <style:style style:name="T15" style:parent-style-name="Policepardéfaut" style:family="text">
      <style:text-properties fo:font-weight="bold" style:font-weight-asian="bold" style:font-weight-complex="bold"/>
    </style:style>
    <style:style style:name="P16" style:parent-style-name="Normal" style:list-style-name="LFO1" style:family="paragraph"/>
    <style:style style:name="T17" style:parent-style-name="Policepardéfaut" style:family="text">
      <style:text-properties fo:font-weight="bold" style:font-weight-asian="bold" style:font-weight-complex="bold"/>
    </style:style>
    <style:style style:name="P18" style:parent-style-name="Normal" style:list-style-name="LFO1" style:family="paragraph"/>
    <style:style style:name="T19" style:parent-style-name="Policepardéfaut" style:family="text">
      <style:text-properties fo:font-weight="bold" style:font-weight-asian="bold" style:font-weight-complex="bold"/>
    </style:style>
    <style:style style:name="P20" style:parent-style-name="Normal" style:list-style-name="LFO1" style:family="paragraph"/>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list-style-name="LFO2" style:family="paragraph"/>
    <style:style style:name="T24" style:parent-style-name="Policepardéfaut" style:family="text">
      <style:text-properties fo:font-weight="bold" style:font-weight-asian="bold" style:font-weight-complex="bold"/>
    </style:style>
    <style:style style:name="P25" style:parent-style-name="Normal" style:list-style-name="LFO2" style:family="paragraph"/>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T29" style:parent-style-name="Policepardéfaut" style:family="text">
      <style:text-properties fo:font-weight="bold" style:font-weight-asian="bold" style:font-weight-complex="bold"/>
    </style:style>
    <style:style style:name="P30" style:parent-style-name="Normal" style:list-style-name="LFO2" style:family="paragraph"/>
    <style:style style:name="T31" style:parent-style-name="Policepardéfaut" style:family="text">
      <style:text-properties fo:font-weight="bold" style:font-weight-asian="bold" style:font-weight-complex="bold"/>
    </style:style>
    <style:style style:name="P32" style:parent-style-name="Normal" style:list-style-name="LFO2" style:family="paragraph"/>
    <style:style style:name="P33" style:parent-style-name="Normal" style:list-style-name="LFO2" style:family="paragraph"/>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T37" style:parent-style-name="Policepardéfaut" style:family="text">
      <style:text-properties fo:font-weight="bold" style:font-weight-asian="bold" style:font-weight-complex="bold"/>
    </style:style>
    <style:style style:name="P38" style:parent-style-name="Normal" style:list-style-name="LFO2" style:family="paragraph"/>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T42" style:parent-style-name="Policepardéfaut" style:family="text">
      <style:text-properties fo:font-weight="bold" style:font-weight-asian="bold" style:font-weight-complex="bold"/>
    </style:style>
    <style:style style:name="P43" style:parent-style-name="Normal" style:list-style-name="LFO2" style:family="paragraph"/>
    <style:style style:name="T44" style:parent-style-name="Policepardéfaut" style:family="text">
      <style:text-properties fo:font-weight="bold" style:font-weight-asian="bold" style:font-weight-complex="bold"/>
    </style:style>
    <style:style style:name="P45" style:parent-style-name="Normal" style:list-style-name="LFO2" style:family="paragraph"/>
    <style:style style:name="P46" style:parent-style-name="Normal" style:list-style-name="LFO2" style:family="paragraph"/>
    <style:style style:name="P47" style:parent-style-name="Normal" style:list-style-name="LFO2" style:family="paragraph"/>
    <style:style style:name="P48" style:parent-style-name="Normal" style:list-style-name="LFO2" style:family="paragraph"/>
    <style:style style:name="T49" style:parent-style-name="Policepardéfaut" style:family="text">
      <style:text-properties fo:font-weight="bold" style:font-weight-asian="bold" style:font-weight-complex="bold"/>
    </style:style>
    <style:style style:name="P50" style:parent-style-name="Normal" style:list-style-name="LFO2" style:family="paragraph"/>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T54" style:parent-style-name="Policepardéfau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2" style:family="paragraph"/>
    <style:style style:name="P57" style:parent-style-name="Normal" style:list-style-name="LFO2" style:family="paragraph"/>
    <style:style style:name="T58" style:parent-style-name="Policepardéfaut" style:family="text">
      <style:text-properties fo:font-weight="bold" style:font-weight-asian="bold" style:font-weight-complex="bold"/>
    </style:style>
    <style:style style:name="P59" style:parent-style-name="Normal" style:list-style-name="LFO2" style:family="paragraph"/>
    <style:style style:name="P60" style:parent-style-name="Normal" style:list-style-name="LFO2" style:family="paragraph"/>
    <style:style style:name="P61" style:parent-style-name="Normal" style:list-style-name="LFO2" style:family="paragraph"/>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P65" style:parent-style-name="Normal" style:list-style-name="LFO2" style:family="paragraph"/>
    <style:style style:name="T66" style:parent-style-name="Policepardéfaut" style:family="text">
      <style:text-properties fo:font-weight="bold" style:font-weight-asian="bold" style:font-weight-complex="bold"/>
    </style:style>
    <style:style style:name="P67" style:parent-style-name="Normal" style:list-style-name="LFO3" style:family="paragraph"/>
    <style:style style:name="T68" style:parent-style-name="Policepardéfaut" style:family="text">
      <style:text-properties fo:font-weight="bold" style:font-weight-asian="bold" style:font-weight-complex="bold"/>
    </style:style>
    <style:style style:name="P69" style:parent-style-name="Normal" style:list-style-name="LFO3" style:family="paragraph"/>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list-style-name="LFO3" style:family="paragraph"/>
    <style:style style:name="T80" style:parent-style-name="Policepardéfaut" style:family="text">
      <style:text-properties fo:font-weight="bold" style:font-weight-asian="bold" style:font-weight-complex="bold"/>
    </style:style>
    <style:style style:name="P81" style:parent-style-name="Normal" style:list-style-name="LFO3" style:family="paragraph"/>
    <style:style style:name="T82" style:parent-style-name="Policepardéfaut" style:family="text">
      <style:text-properties fo:font-weight="bold" style:font-weight-asian="bold" style:font-weight-complex="bold"/>
    </style:style>
  </office:automatic-styles>
  <office:body>
    <office:text text:use-soft-page-breaks="true">
      <text:p text:style-name="P1">/src</text:p>
      <text:p text:style-name="Normal"><text:s text:c="2"/>/components</text:p>
      <text:p text:style-name="Normal"><text:s text:c="4"/>/auth (formulaires de connexion/inscription)</text:p>
      <text:p text:style-name="Normal"><text:s text:c="4"/>/courses (composants liés aux cours)</text:p>
      <text:p text:style-name="Normal"><text:s text:c="4"/>/editor (éditeur de contenu)</text:p>
      <text:p text:style-name="Normal"><text:s text:c="4"/>/quizzes (composants de quiz)</text:p>
      <text:p text:style-name="Normal"><text:s text:c="4"/>/dashboard (tableaux de bord)</text:p>
      <text:p text:style-name="Normal"><text:s text:c="4"/>/common (composants réutilisables)</text:p>
      <text:p text:style-name="Normal"><text:s text:c="2"/>/pages</text:p>
      <text:p text:style-name="Normal"><text:s text:c="4"/>/admin</text:p>
      <text:p text:style-name="Normal"><text:s text:c="4"/>/creator</text:p>
      <text:p text:style-name="Normal"><text:s text:c="4"/>/student</text:p>
      <text:p text:style-name="Normal"><text:s text:c="2"/>/services</text:p>
      <text:p text:style-name="Normal"><text:s text:c="4"/>firebase.js (configuration Firebase)</text:p>
      <text:p text:style-name="Normal"><text:s text:c="4"/>auth.js (services d'authentification)</text:p>
      <text:p text:style-name="Normal"><text:s text:c="4"/>courses.js (services des cours)</text:p>
      <text:p text:style-name="Normal"><text:s text:c="2"/>/utils</text:p>
      <text:p text:style-name="Normal"><text:s text:c="4"/>validation.js</text:p>
      <text:p text:style-name="Normal"><text:s text:c="4"/>richTextUtils.js</text:p>
      <text:p text:style-name="Normal"><text:s text:c="2"/>/contexts (contextes React)</text:p>
      <text:p text:style-name="P2"><text:s text:c="2"/>/hooks (hooks personnalisés)</text:p>
      <text:p text:style-name="Normal">/src</text:p>
      <text:p text:style-name="Normal"><text:s text:c="2"/>/components</text:p>
      <text:p text:style-name="Normal"><text:s text:c="4"/>/courses</text:p>
      <text:p text:style-name="Normal"><text:s text:c="6"/>/CourseCard.js <text:s text:c="6"/># Carte de présentation d'un cours</text:p>
      <text:p text:style-name="Normal"><text:s text:c="6"/>/CourseList.js <text:s text:c="6"/># Liste des cours</text:p>
      <text:p text:style-name="Normal"><text:s text:c="6"/>/CourseDetail.js <text:s text:c="4"/># Détail d'un cours</text:p>
      <text:p text:style-name="Normal"><text:s text:c="6"/>/LessonItem.js <text:s text:c="6"/># Élément de leçon</text:p>
      <text:p text:style-name="Normal"><text:s text:c="6"/>/CreateCourseForm.js # Formulaire de création</text:p>
      <text:p text:style-name="Normal"><text:s text:c="6"/>/EditCourseForm.js <text:s text:c="2"/># Formulaire d'édition</text:p>
      <text:soft-page-break/>
      <text:p text:style-name="Normal"><text:s text:c="6"/>/CourseProgress.js <text:s text:c="2"/># Composant de progression</text:p>
      <text:p text:style-name="Normal"><text:s text:c="6"/>/index.js <text:s text:c="11"/># Exports des composants</text:p>
      <text:p text:style-name="Normal"/>
      <text:p text:style-name="Normal">PROJET 2<text:line-break/><text:line-break/><text:span text:style-name="T3">Projet 2 : Plateforme d'Apprentissage Interactif et de Création de Contenu</text:span></text:p>
      <text:p text:style-name="Normal"><text:span text:style-name="T4">Contexte</text:span></text:p>
      <text:p text:style-name="Normal">Avec l'essor de l'apprentissage en ligne, il est essentiel d'avoir des outils interactifs qui permettent non seulement de consommer du contenu éducatif, mais aussi d'en créer et de le partager. Ce projet vise à développer une plateforme web qui combine la consommation de cours interactifs, la création de quiz et d'exercices, et une gestion de contenu riche.</text:p>
      <text:p text:style-name="Normal"><text:span text:style-name="T5">Objectifs d'apprentissage avancés</text:span></text:p>
      <text:p text:style-name="Normal">Ce projet permettra aux développeurs de :</text:p>
      <text:list text:style-name="LFO1" text:continue-numbering="true">
        <text:list-item>
          <text:p text:style-name="P6"><text:span text:style-name="T7">Gérer du contenu riche et complexe :</text:span><text:s/>Utilisation d'éditeurs de texte riches (Rich Text Editors) avancés, gestion de code (syntax highlighting), intégration de médias.</text:p>
        </text:list-item>
        <text:list-item>
          <text:p text:style-name="P8"><text:span text:style-name="T9">Implémenter des interactions utilisateur sophistiquées :</text:span><text:s/>Création de quiz interactifs, systèmes de progression, feedback instantané.</text:p>
        </text:list-item>
        <text:list-item>
          <text:p text:style-name="P10"><text:span text:style-name="T11">Développer une architecture de données flexible :</text:span><text:s/>Gérer différents types de contenu (cours, leçons, quiz, questions, réponses).</text:p>
        </text:list-item>
        <text:list-item>
          <text:p text:style-name="P12"><text:span text:style-name="T13">Maîtriser les formulaires dynamiques :</text:span><text:s/>Création de formulaires où les champs peuvent être ajoutés, supprimés ou modifiés dynamiquement (par exemple, pour la création de questions de quiz).</text:p>
        </text:list-item>
        <text:list-item>
          <text:p text:style-name="P14"><text:span text:style-name="T15">Explorer des concepts de rendu côté client/serveur avancés (si pertinent) :</text:span><text:s/>Potentiellement envisager Next.js pour le SSR/SSG si le temps le permet, pour améliorer le SEO et les performances initiales.</text:p>
        </text:list-item>
        <text:list-item>
          <text:p text:style-name="P16"><text:span text:style-name="T17">Mettre en place une gestion d'autorisation fine :</text:span><text:s/>Distinguer les rôles d'élèves, de créateurs de contenu et d'administrateurs avec des permissions spécifiques.</text:p>
        </text:list-item>
        <text:list-item>
          <text:p text:style-name="P18"><text:span text:style-name="T19">Utiliser des bibliothèques de visualisation de données :</text:span><text:s/>Afficher la progression des utilisateurs, les résultats des quiz, etc. (ex: Recharts, Chart.js).</text:p>
        </text:list-item>
        <text:list-item>
          <text:p text:style-name="P20"><text:span text:style-name="T21">Approfondir les principes de performance et d'accessibilité</text:span><text:s/>pour une plateforme éducative.</text:p>
        </text:list-item>
      </text:list>
      <text:p text:style-name="Normal"><text:span text:style-name="T22">Fonctionnalités attendues</text:span></text:p>
      <text:list text:style-name="LFO2" text:continue-numbering="true">
        <text:list-item>
          <text:p text:style-name="P23"><text:span text:style-name="T24">Authentification et Profil Utilisateur</text:span></text:p>
          <text:soft-page-break/>
          <text:list text:continue-numbering="true">
            <text:list-item>
              <text:p text:style-name="P25">Inscription et connexion des utilisateurs (e-mail/mot de passe, éventuellement avec des fournisseurs tiers comme Google Auth).</text:p>
            </text:list-item>
            <text:list-item>
              <text:p text:style-name="P26">Profil utilisateur avec rôle (Élève, Créateur, Admin).</text:p>
            </text:list-item>
            <text:list-item>
              <text:p text:style-name="P27">Tableau de bord personnalisé pour chaque type d'utilisateur.</text:p>
            </text:list-item>
          </text:list>
        </text:list-item>
        <text:list-item>
          <text:p text:style-name="P28"><text:span text:style-name="T29">Gestion des Cours et Leçons</text:span></text:p>
          <text:list text:continue-numbering="true">
            <text:list-item>
              <text:p text:style-name="P30"><text:span text:style-name="T31">Côté Créateur :</text:span></text:p>
              <text:list text:continue-numbering="true">
                <text:list-item>
                  <text:p text:style-name="P32">Création, édition et suppression de cours (titre, description, catégories).</text:p>
                </text:list-item>
                <text:list-item>
                  <text:p text:style-name="P33">Ajout de leçons à un cours (titre, contenu, ordre).</text:p>
                </text:list-item>
                <text:list-item>
                  <text:p text:style-name="P34">Contenu de leçon : texte riche, images, vidéos embarquées, blocs de code (avec coloration syntaxique).</text:p>
                </text:list-item>
                <text:list-item>
                  <text:p text:style-name="P35">Possibilité d'ajouter des quiz ou des exercices à la fin de chaque leçon.</text:p>
                </text:list-item>
              </text:list>
            </text:list-item>
            <text:list-item>
              <text:p text:style-name="P36"><text:span text:style-name="T37">Côté Élève :</text:span></text:p>
              <text:list text:continue-numbering="true">
                <text:list-item>
                  <text:p text:style-name="P38">Exploration et recherche de cours.</text:p>
                </text:list-item>
                <text:list-item>
                  <text:p text:style-name="P39">Consultation des leçons avec un indicateur de progression.</text:p>
                </text:list-item>
                <text:list-item>
                  <text:p text:style-name="P40">Marquer une leçon comme terminée.</text:p>
                </text:list-item>
              </text:list>
            </text:list-item>
          </text:list>
        </text:list-item>
        <text:list-item>
          <text:p text:style-name="P41"><text:span text:style-name="T42">Création et Participation aux Quiz/Exercices</text:span></text:p>
          <text:list text:continue-numbering="true">
            <text:list-item>
              <text:p text:style-name="P43"><text:span text:style-name="T44">Côté Créateur :</text:span></text:p>
              <text:list text:continue-numbering="true">
                <text:list-item>
                  <text:p text:style-name="P45">Création de quiz avec différents types de questions (choix multiple, questions ouvertes, vrai/faux).</text:p>
                </text:list-item>
                <text:list-item>
                  <text:p text:style-name="P46">Définition des bonnes réponses et du feedback.</text:p>
                </text:list-item>
                <text:list-item>
                  <text:p text:style-name="P47">Possibilité de lier un quiz à une leçon spécifique.</text:p>
                </text:list-item>
              </text:list>
            </text:list-item>
            <text:list-item>
              <text:p text:style-name="P48"><text:span text:style-name="T49">Côté Élève :</text:span></text:p>
              <text:list text:continue-numbering="true">
                <text:list-item>
                  <text:p text:style-name="P50">Participation aux quiz/exercices.</text:p>
                </text:list-item>
                <text:list-item>
                  <text:p text:style-name="P51">Obtention d'un score et de feedback immédiat.</text:p>
                </text:list-item>
                <text:list-item>
                  <text:p text:style-name="P52">Historique des tentatives.</text:p>
                </text:list-item>
              </text:list>
            </text:list-item>
          </text:list>
        </text:list-item>
        <text:list-item>
          <text:p text:style-name="P53"><text:span text:style-name="T54">Gestion de Contenu Riche</text:span></text:p>
          <text:list text:continue-numbering="true">
            <text:list-item>
              <text:p text:style-name="P55">Intégration d'un éditeur de texte riche (ex: Quill, Draft.js, ou un éditeur basé sur Slate.js) pour la création de leçons et de questions.</text:p>
            </text:list-item>
            <text:list-item>
              <text:p text:style-name="P56">Gestion de l'upload d'images et de fichiers pour les leçons.</text:p>
            </text:list-item>
          </text:list>
        </text:list-item>
        <text:list-item>
          <text:p text:style-name="P57"><text:span text:style-name="T58">Progression et Suivi</text:span></text:p>
          <text:soft-page-break/>
          <text:list text:continue-numbering="true">
            <text:list-item>
              <text:p text:style-name="P59">Suivi de la progression des élèves dans chaque cours (pourcentage de leçons terminées).</text:p>
            </text:list-item>
            <text:list-item>
              <text:p text:style-name="P60">Historique des quiz passés et des scores.</text:p>
            </text:list-item>
            <text:list-item>
              <text:p text:style-name="P61">Tableaux de bord simples pour les créateurs (nombre de vues sur leurs cours, taux de réussite aux quiz).</text:p>
            </text:list-item>
          </text:list>
        </text:list-item>
        <text:list-item>
          <text:p text:style-name="P62"><text:span text:style-name="T63">Recherche et Filtrage</text:span></text:p>
          <text:list text:continue-numbering="true">
            <text:list-item>
              <text:p text:style-name="P64">Fonctionnalité de recherche de cours par titre, description, catégories.</text:p>
            </text:list-item>
            <text:list-item>
              <text:p text:style-name="P65">Filtrage par catégories, popularité, etc.</text:p>
            </text:list-item>
          </text:list>
        </text:list-item>
      </text:list>
      <text:p text:style-name="Normal"><text:span text:style-name="T66">Technologies suggérées</text:span></text:p>
      <text:list text:style-name="LFO3" text:continue-numbering="true">
        <text:list-item>
          <text:p text:style-name="P67"><text:span text:style-name="T68">Frontend :</text:span><text:s/>React.js, React Router, Redux Toolkit (ou Context API avec useReducer pour une gestion d'état locale complexe), Chakra UI/Ant Design/MUI pour la rapidité du style et des composants.</text:p>
        </text:list-item>
        <text:list-item>
          <text:p text:style-name="P69"><text:span text:style-name="T70">Éditeur de texte riche :</text:span><text:s/>React Quill, Draft.js, ou TinyMCE React.</text:p>
        </text:list-item>
        <text:list-item>
          <text:p text:style-name="P71"><text:span text:style-name="T72">Backend (pour les données) :</text:span></text:p>
          <text:list text:continue-numbering="true">
            <text:list-item>
              <text:p text:style-name="P73"><text:span text:style-name="T74">Option 1 (avec backend) :</text:span><text:s/>Node.js avec Express.js et une base de données NoSQL (MongoDB, Firestore) pour la flexibilité des schémas de contenu, ou PostgreSQL/MySQL.</text:p>
            </text:list-item>
            <text:list-item>
              <text:p text:style-name="P75"><text:span text:style-name="T76">Option 2 (BaaS) :</text:span><text:s/>Firebase (Authentication, Firestore, Storage) pour un démarrage très rapide sans gérer de serveur.</text:p>
            </text:list-item>
          </text:list>
        </text:list-item>
        <text:list-item>
          <text:p text:style-name="P77"><text:span text:style-name="T78">Upload de fichiers :</text:span><text:s/>Directement via le backend ou un service comme Cloudinary/Firebase Storage.</text:p>
        </text:list-item>
        <text:list-item>
          <text:p text:style-name="P79"><text:span text:style-name="T80">Tests :</text:span><text:s/>Jest, React Testing Library.</text:p>
        </text:list-item>
        <text:list-item>
          <text:p text:style-name="P81"><text:span text:style-name="T82">Outils :</text:span><text:s/>Git, npm/yarn.</text:p>
        </text:list-item>
      </text:list>
      <text:p text:style-name="Normal"/>
      <text:p text:style-name="Normal"/>
      <text:p text:style-name="Normal">Titres évocateurs de l'innovation pédagogique :</text:p>
      <text:p text:style-name="Normal"/>
      <text:p text:style-name="Normal">LearnCraft - Forgez votre parcours d'apprentissage</text:p>
      <text:p text:style-name="Normal"/>
      <text:p text:style-name="Normal">MindForge - La plateforme qui façonne le savoir</text:p>
      <text:p text:style-name="Normal"/>
      <text:p text:style-name="Normal">EduPlay - Apprendre en créant, créer pour apprendre</text:p>
      <text:p text:style-name="Normal"/>
      <text:p text:style-name="Normal">SkillWeaver - Tissez vos compétences interactivement</text:p>
      <text:p text:style-name="Normal"/>
      <text:p text:style-name="Normal">QuizCraft - Créez, partagez, apprenez</text:p>
      <text:p text:style-name="Normal"/>
      <text:p text:style-name="Normal">Titres mettant l'accent sur l'interactivité :</text:p>
      <text:p text:style-name="Normal">6. InteractEdu - L'apprentissage par l'action</text:p>
      <text:p text:style-name="Normal">7. PedaGo - La pédagogie en mouvement</text:p>
      <text:p text:style-name="Normal">8. LearnFlow - Le flux naturel de la connaissance</text:p>
      <text:p text:style-name="Normal">9. EduSpark - Allumez l'étincelle de l'apprentissage</text:p>
      <text:p text:style-name="Normal">10. BrainLoop - La boucle vertueuse du savoir</text:p>
      <text:p text:style-name="Normal"/>
      <text:p text:style-name="Normal">Titres professionnels et institutionnels :</text:p>
      <text:p text:style-name="Normal">11. NexusLearn - La plateforme d'apprentissage nouvelle génération</text:p>
      <text:p text:style-name="Normal">12. AcademiX - L'écosystème éducatif complet</text:p>
      <text:p text:style-name="Normal">13. PedagoTech - La technologie au service de la pédagogie</text:p>
      <text:p text:style-name="Normal">14. EduMatrix - La structure évolutive d'apprentissage</text:p>
      <text:p text:style-name="Normal">15. CogniPlatform - L'élévation cognitive par la prat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3937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omon Tshauke</meta:initial-creator>
    <dc:creator>Salomon Tshauke</dc:creator>
    <meta:creation-date>2025-06-14T11:39:00Z</meta:creation-date>
    <dc:date>2025-06-15T20:25:00Z</dc:date>
    <meta:template xlink:href="Normal.dotm" xlink:type="simple"/>
    <meta:editing-cycles>4</meta:editing-cycles>
    <meta:editing-duration>PT33240S</meta:editing-duration>
    <meta:document-statistic meta:page-count="5" meta:paragraph-count="12" meta:word-count="951" meta:character-count="6171" meta:row-count="43" meta:non-whitespace-character-count="5232"/>
  </office:meta>
</office:document-meta>
</file>